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8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anon</text:p>
          </table:table-cell>
          <table:table-cell office:value-type="string" calcext:value-type="string">
            <text:p>kernel_stack</text:p>
          </table:table-cell>
          <table:table-cell office:value-type="string" calcext:value-type="string">
            <text:p>slab</text:p>
          </table:table-cell>
          <table:table-cell office:value-type="string" calcext:value-type="string">
            <text:p>sock</text:p>
          </table:table-cell>
          <table:table-cell office:value-type="string" calcext:value-type="string">
            <text:p>anon_thp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2023-01-07 17:55:28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2:.G2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5:27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3:.G3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5:26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4:.G4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5:25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5:.G5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5:24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6:.G6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5:23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7:.G7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5:22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8:.G8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5:21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9:.G9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5:20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10:.G10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5:19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11:.G11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5:18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12:.G12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5:17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13:.G13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5:16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14:.G14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5:15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15:.G15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5:14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16:.G16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5:13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17:.G17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5:12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18:.G18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5:11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19:.G19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5:10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20:.G20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5:09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21:.G21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5:08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22:.G22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5:07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23:.G23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5:06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24:.G24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5:05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25:.G25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5:04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26:.G26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5:03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27:.G27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5:02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28:.G28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5:01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29:.G29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5:00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30:.G30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4:59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31:.G31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4:58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32:.G32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4:57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33:.G33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4:56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34:.G34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4:55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35:.G35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4:54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36:.G36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4:53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37:.G37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4:52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38:.G38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4:51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39:.G39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4:50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40:.G40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4:49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41:.G41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4:48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42:.G42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4:47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43:.G43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4:46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44:.G44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4:45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45:.G45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4:44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46:.G46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4:43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47:.G47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4:42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48:.G48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4:41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49:.G49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4:40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50:.G50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4:39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51:.G51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4:38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52:.G52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4:37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53:.G53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4:36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54:.G54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4:35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55:.G55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4:34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56:.G56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4:33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57:.G57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4:32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58:.G58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4:31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59:.G59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4:30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60:.G60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4:29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61:.G61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4:28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62:.G62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4:27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63:.G63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4:26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64:.G64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4:25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65:.G65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4:24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66:.G66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4:23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67:.G67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4:22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68:.G68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4:21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69:.G69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4:20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70:.G70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4:19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71:.G71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4:18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72:.G72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4:17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73:.G73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4:16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74:.G74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4:15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75:.G75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4:14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76:.G76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4:13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77:.G77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4:12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78:.G78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4:11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6016" calcext:value-type="float">
            <text:p>2,41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078" calcext:value-type="float">
            <text:p>53,80078</text:p>
          </table:table-cell>
          <table:table-cell/>
          <table:table-cell table:formula="of:=SUM([.B79:.G79])" office:value-type="float" office:value="56.466796" calcext:value-type="float">
            <text:p>56,466796</text:p>
          </table:table-cell>
        </table:table-row>
        <table:table-row table:style-name="ro1">
          <table:table-cell office:value-type="string" calcext:value-type="string">
            <text:p>2023-01-07 17:54:10</text:p>
          </table:table-cell>
          <table:table-cell office:value-type="float" office:value="156.18359" calcext:value-type="float">
            <text:p>156,18359</text:p>
          </table:table-cell>
          <table:table-cell office:value-type="float" office:value="1.65625" calcext:value-type="float">
            <text:p>1,65625</text:p>
          </table:table-cell>
          <table:table-cell office:value-type="float" office:value="14.721909" calcext:value-type="float">
            <text:p>14,72190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4.33594" calcext:value-type="float">
            <text:p>54,33594</text:p>
          </table:table-cell>
          <table:table-cell/>
          <table:table-cell table:formula="of:=SUM([.B80:.G80])" office:value-type="float" office:value="244.897689" calcext:value-type="float">
            <text:p>244,897689</text:p>
          </table:table-cell>
        </table:table-row>
        <table:table-row table:style-name="ro1">
          <table:table-cell office:value-type="string" calcext:value-type="string">
            <text:p>2023-01-07 17:54:09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4696" calcext:value-type="float">
            <text:p>2,414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60156" calcext:value-type="float">
            <text:p>52,60156</text:p>
          </table:table-cell>
          <table:table-cell/>
          <table:table-cell table:formula="of:=SUM([.B81:.G81])" office:value-type="float" office:value="55.266256" calcext:value-type="float">
            <text:p>55,266256</text:p>
          </table:table-cell>
        </table:table-row>
        <table:table-row table:style-name="ro1">
          <table:table-cell office:value-type="string" calcext:value-type="string">
            <text:p>2023-01-07 17:54:08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14696" calcext:value-type="float">
            <text:p>2,414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60156" calcext:value-type="float">
            <text:p>52,60156</text:p>
          </table:table-cell>
          <table:table-cell/>
          <table:table-cell table:formula="of:=SUM([.B82:.G82])" office:value-type="float" office:value="55.266256" calcext:value-type="float">
            <text:p>55,266256</text:p>
          </table:table-cell>
        </table:table-row>
        <table:table-row table:style-name="ro1">
          <table:table-cell office:value-type="string" calcext:value-type="string">
            <text:p>2023-01-07 17:54:07</text:p>
          </table:table-cell>
          <table:table-cell office:value-type="float" office:value="200.668" calcext:value-type="float">
            <text:p>200,668</text:p>
          </table:table-cell>
          <table:table-cell office:value-type="float" office:value="1.21875" calcext:value-type="float">
            <text:p>1,21875</text:p>
          </table:table-cell>
          <table:table-cell office:value-type="float" office:value="14.53344" calcext:value-type="float">
            <text:p>14,5334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3.67578" calcext:value-type="float">
            <text:p>53,67578</text:p>
          </table:table-cell>
          <table:table-cell/>
          <table:table-cell table:formula="of:=SUM([.B83:.G83])" office:value-type="float" office:value="286.09597" calcext:value-type="float">
            <text:p>286,09597</text:p>
          </table:table-cell>
        </table:table-row>
        <table:table-row table:style-name="ro1">
          <table:table-cell office:value-type="string" calcext:value-type="string">
            <text:p>2023-01-07 17:54:06</text:p>
          </table:table-cell>
          <table:table-cell office:value-type="float" office:value="87.42969" calcext:value-type="float">
            <text:p>87,42969</text:p>
          </table:table-cell>
          <table:table-cell office:value-type="float" office:value="1.1875" calcext:value-type="float">
            <text:p>1,1875</text:p>
          </table:table-cell>
          <table:table-cell office:value-type="float" office:value="14.428535" calcext:value-type="float">
            <text:p>14,42853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2.69922" calcext:value-type="float">
            <text:p>52,69922</text:p>
          </table:table-cell>
          <table:table-cell/>
          <table:table-cell table:formula="of:=SUM([.B84:.G84])" office:value-type="float" office:value="169.744945" calcext:value-type="float">
            <text:p>169,744945</text:p>
          </table:table-cell>
        </table:table-row>
        <table:table-row table:style-name="ro1">
          <table:table-cell office:value-type="string" calcext:value-type="string">
            <text:p>2023-01-07 17:54:05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08859" calcext:value-type="float">
            <text:p>2,408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78906" calcext:value-type="float">
            <text:p>50,78906</text:p>
          </table:table-cell>
          <table:table-cell/>
          <table:table-cell table:formula="of:=SUM([.B85:.G85])" office:value-type="float" office:value="53.447919" calcext:value-type="float">
            <text:p>53,447919</text:p>
          </table:table-cell>
        </table:table-row>
        <table:table-row table:style-name="ro1">
          <table:table-cell office:value-type="string" calcext:value-type="string">
            <text:p>2023-01-07 17:54:04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08859" calcext:value-type="float">
            <text:p>2,408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78906" calcext:value-type="float">
            <text:p>50,78906</text:p>
          </table:table-cell>
          <table:table-cell/>
          <table:table-cell table:formula="of:=SUM([.B86:.G86])" office:value-type="float" office:value="53.447919" calcext:value-type="float">
            <text:p>53,447919</text:p>
          </table:table-cell>
        </table:table-row>
        <table:table-row table:style-name="ro1">
          <table:table-cell office:value-type="string" calcext:value-type="string">
            <text:p>2023-01-07 17:54:03</text:p>
          </table:table-cell>
          <table:table-cell office:value-type="float" office:value="155.74219" calcext:value-type="float">
            <text:p>155,74219</text:p>
          </table:table-cell>
          <table:table-cell office:value-type="float" office:value="1.171875" calcext:value-type="float">
            <text:p>1,171875</text:p>
          </table:table-cell>
          <table:table-cell office:value-type="float" office:value="14.411903" calcext:value-type="float">
            <text:p>14,41190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1.47266" calcext:value-type="float">
            <text:p>51,47266</text:p>
          </table:table-cell>
          <table:table-cell/>
          <table:table-cell table:formula="of:=SUM([.B87:.G87])" office:value-type="float" office:value="236.798628" calcext:value-type="float">
            <text:p>236,798628</text:p>
          </table:table-cell>
        </table:table-row>
        <table:table-row table:style-name="ro1">
          <table:table-cell office:value-type="string" calcext:value-type="string">
            <text:p>2023-01-07 17:54:02</text:p>
          </table:table-cell>
          <table:table-cell office:value-type="float" office:value="34.35938" calcext:value-type="float">
            <text:p>34,35938</text:p>
          </table:table-cell>
          <table:table-cell office:value-type="float" office:value="0.96875" calcext:value-type="float">
            <text:p>0,96875</text:p>
          </table:table-cell>
          <table:table-cell office:value-type="float" office:value="11.280479" calcext:value-type="float">
            <text:p>11,28047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0.10156" calcext:value-type="float">
            <text:p>50,10156</text:p>
          </table:table-cell>
          <table:table-cell/>
          <table:table-cell table:formula="of:=SUM([.B88:.G88])" office:value-type="float" office:value="104.710169" calcext:value-type="float">
            <text:p>104,710169</text:p>
          </table:table-cell>
        </table:table-row>
        <table:table-row table:style-name="ro1">
          <table:table-cell office:value-type="string" calcext:value-type="string">
            <text:p>2023-01-07 17:54:01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04152" calcext:value-type="float">
            <text:p>2,404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03906" calcext:value-type="float">
            <text:p>49,03906</text:p>
          </table:table-cell>
          <table:table-cell/>
          <table:table-cell table:formula="of:=SUM([.B89:.G89])" office:value-type="float" office:value="51.693212" calcext:value-type="float">
            <text:p>51,693212</text:p>
          </table:table-cell>
        </table:table-row>
        <table:table-row table:style-name="ro1">
          <table:table-cell office:value-type="string" calcext:value-type="string">
            <text:p>2023-01-07 17:54:00</text:p>
          </table:table-cell>
          <table:table-cell office:value-type="float" office:value="211.457" calcext:value-type="float">
            <text:p>211,457</text:p>
          </table:table-cell>
          <table:table-cell office:value-type="float" office:value="1.609375" calcext:value-type="float">
            <text:p>1,609375</text:p>
          </table:table-cell>
          <table:table-cell office:value-type="float" office:value="14.626839" calcext:value-type="float">
            <text:p>14,62683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0.07031" calcext:value-type="float">
            <text:p>50,07031</text:p>
          </table:table-cell>
          <table:table-cell/>
          <table:table-cell table:formula="of:=SUM([.B90:.G90])" office:value-type="float" office:value="291.763524" calcext:value-type="float">
            <text:p>291,763524</text:p>
          </table:table-cell>
        </table:table-row>
        <table:table-row table:style-name="ro1">
          <table:table-cell office:value-type="string" calcext:value-type="string">
            <text:p>2023-01-07 17:53:59</text:p>
          </table:table-cell>
          <table:table-cell office:value-type="float" office:value="145.69922" calcext:value-type="float">
            <text:p>145,69922</text:p>
          </table:table-cell>
          <table:table-cell office:value-type="float" office:value="1.546875" calcext:value-type="float">
            <text:p>1,546875</text:p>
          </table:table-cell>
          <table:table-cell office:value-type="float" office:value="14.524513" calcext:value-type="float">
            <text:p>14,52451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9.28906" calcext:value-type="float">
            <text:p>49,28906</text:p>
          </table:table-cell>
          <table:table-cell/>
          <table:table-cell table:formula="of:=SUM([.B91:.G91])" office:value-type="float" office:value="225.059668" calcext:value-type="float">
            <text:p>225,059668</text:p>
          </table:table-cell>
        </table:table-row>
        <table:table-row table:style-name="ro1">
          <table:table-cell office:value-type="string" calcext:value-type="string">
            <text:p>2023-01-07 17:53:58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96622" calcext:value-type="float">
            <text:p>2,396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37891" calcext:value-type="float">
            <text:p>44,37891</text:p>
          </table:table-cell>
          <table:table-cell/>
          <table:table-cell table:formula="of:=SUM([.B92:.G92])" office:value-type="float" office:value="47.025532" calcext:value-type="float">
            <text:p>47,025532</text:p>
          </table:table-cell>
        </table:table-row>
        <table:table-row table:style-name="ro1">
          <table:table-cell office:value-type="string" calcext:value-type="string">
            <text:p>2023-01-07 17:53:57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96622" calcext:value-type="float">
            <text:p>2,396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37891" calcext:value-type="float">
            <text:p>44,37891</text:p>
          </table:table-cell>
          <table:table-cell/>
          <table:table-cell table:formula="of:=SUM([.B93:.G93])" office:value-type="float" office:value="47.025532" calcext:value-type="float">
            <text:p>47,025532</text:p>
          </table:table-cell>
        </table:table-row>
        <table:table-row table:style-name="ro1">
          <table:table-cell office:value-type="string" calcext:value-type="string">
            <text:p>2023-01-07 17:53:56</text:p>
          </table:table-cell>
          <table:table-cell office:value-type="float" office:value="213.4688" calcext:value-type="float">
            <text:p>213,4688</text:p>
          </table:table-cell>
          <table:table-cell office:value-type="float" office:value="1.421875" calcext:value-type="float">
            <text:p>1,421875</text:p>
          </table:table-cell>
          <table:table-cell office:value-type="float" office:value="14.702881" calcext:value-type="float">
            <text:p>14,70288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5.53516" calcext:value-type="float">
            <text:p>45,53516</text:p>
          </table:table-cell>
          <table:table-cell/>
          <table:table-cell table:formula="of:=SUM([.B94:.G94])" office:value-type="float" office:value="293.128716" calcext:value-type="float">
            <text:p>293,128716</text:p>
          </table:table-cell>
        </table:table-row>
        <table:table-row table:style-name="ro1">
          <table:table-cell office:value-type="string" calcext:value-type="string">
            <text:p>2023-01-07 17:53:55</text:p>
          </table:table-cell>
          <table:table-cell office:value-type="float" office:value="114.72266" calcext:value-type="float">
            <text:p>114,72266</text:p>
          </table:table-cell>
          <table:table-cell office:value-type="float" office:value="1.390625" calcext:value-type="float">
            <text:p>1,390625</text:p>
          </table:table-cell>
          <table:table-cell office:value-type="float" office:value="14.491051" calcext:value-type="float">
            <text:p>14,49105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8.66797" calcext:value-type="float">
            <text:p>48,66797</text:p>
          </table:table-cell>
          <table:table-cell/>
          <table:table-cell table:formula="of:=SUM([.B95:.G95])" office:value-type="float" office:value="185.272306" calcext:value-type="float">
            <text:p>185,272306</text:p>
          </table:table-cell>
        </table:table-row>
        <table:table-row table:style-name="ro1">
          <table:table-cell office:value-type="string" calcext:value-type="string">
            <text:p>2023-01-07 17:53:54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85704" calcext:value-type="float">
            <text:p>2,385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22266" calcext:value-type="float">
            <text:p>47,22266</text:p>
          </table:table-cell>
          <table:table-cell/>
          <table:table-cell table:formula="of:=SUM([.B96:.G96])" office:value-type="float" office:value="49.858364" calcext:value-type="float">
            <text:p>49,858364</text:p>
          </table:table-cell>
        </table:table-row>
        <table:table-row table:style-name="ro1">
          <table:table-cell office:value-type="string" calcext:value-type="string">
            <text:p>2023-01-07 17:53:53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85704" calcext:value-type="float">
            <text:p>2,385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22266" calcext:value-type="float">
            <text:p>47,22266</text:p>
          </table:table-cell>
          <table:table-cell/>
          <table:table-cell table:formula="of:=SUM([.B97:.G97])" office:value-type="float" office:value="49.858364" calcext:value-type="float">
            <text:p>49,858364</text:p>
          </table:table-cell>
        </table:table-row>
        <table:table-row table:style-name="ro1">
          <table:table-cell office:value-type="string" calcext:value-type="string">
            <text:p>2023-01-07 17:53:52</text:p>
          </table:table-cell>
          <table:table-cell office:value-type="float" office:value="168.1797" calcext:value-type="float">
            <text:p>168,1797</text:p>
          </table:table-cell>
          <table:table-cell office:value-type="float" office:value="1.53125" calcext:value-type="float">
            <text:p>1,53125</text:p>
          </table:table-cell>
          <table:table-cell office:value-type="float" office:value="14.546143" calcext:value-type="float">
            <text:p>14,54614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4.22266" calcext:value-type="float">
            <text:p>44,22266</text:p>
          </table:table-cell>
          <table:table-cell/>
          <table:table-cell table:formula="of:=SUM([.B98:.G98])" office:value-type="float" office:value="232.479753" calcext:value-type="float">
            <text:p>232,479753</text:p>
          </table:table-cell>
        </table:table-row>
        <table:table-row table:style-name="ro1">
          <table:table-cell office:value-type="string" calcext:value-type="string">
            <text:p>2023-01-07 17:53:51</text:p>
          </table:table-cell>
          <table:table-cell office:value-type="float" office:value="112.3125" calcext:value-type="float">
            <text:p>112,3125</text:p>
          </table:table-cell>
          <table:table-cell office:value-type="float" office:value="1.53125" calcext:value-type="float">
            <text:p>1,53125</text:p>
          </table:table-cell>
          <table:table-cell office:value-type="float" office:value="14.528618" calcext:value-type="float">
            <text:p>14,5286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3.36328" calcext:value-type="float">
            <text:p>43,36328</text:p>
          </table:table-cell>
          <table:table-cell/>
          <table:table-cell table:formula="of:=SUM([.B99:.G99])" office:value-type="float" office:value="175.735648" calcext:value-type="float">
            <text:p>175,735648</text:p>
          </table:table-cell>
        </table:table-row>
        <table:table-row table:style-name="ro1">
          <table:table-cell office:value-type="string" calcext:value-type="string">
            <text:p>2023-01-07 17:53:50</text:p>
          </table:table-cell>
          <table:table-cell office:value-type="float" office:value="0.2539062" calcext:value-type="float">
            <text:p>0,25390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81561" calcext:value-type="float">
            <text:p>2,381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7656" calcext:value-type="float">
            <text:p>46,47656</text:p>
          </table:table-cell>
          <table:table-cell/>
          <table:table-cell table:formula="of:=SUM([.B100:.G100])" office:value-type="float" office:value="49.1276522" calcext:value-type="float">
            <text:p>49,1276522</text:p>
          </table:table-cell>
        </table:table-row>
        <table:table-row table:style-name="ro1">
          <table:table-cell office:value-type="string" calcext:value-type="string">
            <text:p>2023-01-07 17:53:49</text:p>
          </table:table-cell>
          <table:table-cell office:value-type="float" office:value="0.2539062" calcext:value-type="float">
            <text:p>0,25390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81561" calcext:value-type="float">
            <text:p>2,381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7656" calcext:value-type="float">
            <text:p>46,47656</text:p>
          </table:table-cell>
          <table:table-cell/>
          <table:table-cell table:formula="of:=SUM([.B101:.G101])" office:value-type="float" office:value="49.1276522" calcext:value-type="float">
            <text:p>49,1276522</text:p>
          </table:table-cell>
        </table:table-row>
        <table:table-row table:style-name="ro1">
          <table:table-cell office:value-type="string" calcext:value-type="string">
            <text:p>2023-01-07 17:53:48</text:p>
          </table:table-cell>
          <table:table-cell office:value-type="float" office:value="0.2539062" calcext:value-type="float">
            <text:p>0,25390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81561" calcext:value-type="float">
            <text:p>2,381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7656" calcext:value-type="float">
            <text:p>46,47656</text:p>
          </table:table-cell>
          <table:table-cell/>
          <table:table-cell table:formula="of:=SUM([.B102:.G102])" office:value-type="float" office:value="49.1276522" calcext:value-type="float">
            <text:p>49,1276522</text:p>
          </table:table-cell>
        </table:table-row>
        <table:table-row table:style-name="ro1">
          <table:table-cell office:value-type="string" calcext:value-type="string">
            <text:p>2023-01-07 17:53:47</text:p>
          </table:table-cell>
          <table:table-cell office:value-type="float" office:value="0.2539062" calcext:value-type="float">
            <text:p>0,25390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81561" calcext:value-type="float">
            <text:p>2,381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7656" calcext:value-type="float">
            <text:p>46,47656</text:p>
          </table:table-cell>
          <table:table-cell/>
          <table:table-cell table:formula="of:=SUM([.B103:.G103])" office:value-type="float" office:value="49.1276522" calcext:value-type="float">
            <text:p>49,1276522</text:p>
          </table:table-cell>
        </table:table-row>
        <table:table-row table:style-name="ro1">
          <table:table-cell office:value-type="string" calcext:value-type="string">
            <text:p>2023-01-07 17:53:46</text:p>
          </table:table-cell>
          <table:table-cell office:value-type="float" office:value="0.2539062" calcext:value-type="float">
            <text:p>0,25390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81561" calcext:value-type="float">
            <text:p>2,381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7656" calcext:value-type="float">
            <text:p>46,47656</text:p>
          </table:table-cell>
          <table:table-cell/>
          <table:table-cell table:formula="of:=SUM([.B104:.G104])" office:value-type="float" office:value="49.1276522" calcext:value-type="float">
            <text:p>49,1276522</text:p>
          </table:table-cell>
        </table:table-row>
        <table:table-row table:style-name="ro1">
          <table:table-cell office:value-type="string" calcext:value-type="string">
            <text:p>2023-01-07 17:53:45</text:p>
          </table:table-cell>
          <table:table-cell office:value-type="float" office:value="140.01562" calcext:value-type="float">
            <text:p>140,01562</text:p>
          </table:table-cell>
          <table:table-cell office:value-type="float" office:value="1.203125" calcext:value-type="float">
            <text:p>1,203125</text:p>
          </table:table-cell>
          <table:table-cell office:value-type="float" office:value="14.411339" calcext:value-type="float">
            <text:p>14,4113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7.15625" calcext:value-type="float">
            <text:p>47,15625</text:p>
          </table:table-cell>
          <table:table-cell/>
          <table:table-cell table:formula="of:=SUM([.B105:.G105])" office:value-type="float" office:value="204.786334" calcext:value-type="float">
            <text:p>204,786334</text:p>
          </table:table-cell>
        </table:table-row>
        <table:table-row table:style-name="ro1">
          <table:table-cell office:value-type="string" calcext:value-type="string">
            <text:p>2023-01-07 17:53:44</text:p>
          </table:table-cell>
          <table:table-cell office:value-type="float" office:value="30.97266" calcext:value-type="float">
            <text:p>30,97266</text:p>
          </table:table-cell>
          <table:table-cell office:value-type="float" office:value="1.140625" calcext:value-type="float">
            <text:p>1,140625</text:p>
          </table:table-cell>
          <table:table-cell office:value-type="float" office:value="14.282578" calcext:value-type="float">
            <text:p>14,2825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6.25" calcext:value-type="float">
            <text:p>46,25</text:p>
          </table:table-cell>
          <table:table-cell/>
          <table:table-cell table:formula="of:=SUM([.B106:.G106])" office:value-type="float" office:value="94.645863" calcext:value-type="float">
            <text:p>94,645863</text:p>
          </table:table-cell>
        </table:table-row>
        <table:table-row table:style-name="ro1">
          <table:table-cell office:value-type="string" calcext:value-type="string">
            <text:p>2023-01-07 17:53:43</text:p>
          </table:table-cell>
          <table:table-cell office:value-type="float" office:value="0.2539062" calcext:value-type="float">
            <text:p>0,25390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76289" calcext:value-type="float">
            <text:p>2,376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75781" calcext:value-type="float">
            <text:p>40,75781</text:p>
          </table:table-cell>
          <table:table-cell/>
          <table:table-cell table:formula="of:=SUM([.B107:.G107])" office:value-type="float" office:value="43.4036302" calcext:value-type="float">
            <text:p>43,4036302</text:p>
          </table:table-cell>
        </table:table-row>
        <table:table-row table:style-name="ro1">
          <table:table-cell office:value-type="string" calcext:value-type="string">
            <text:p>2023-01-07 17:53:42</text:p>
          </table:table-cell>
          <table:table-cell office:value-type="float" office:value="208.4453" calcext:value-type="float">
            <text:p>208,4453</text:p>
          </table:table-cell>
          <table:table-cell office:value-type="float" office:value="1.34375" calcext:value-type="float">
            <text:p>1,34375</text:p>
          </table:table-cell>
          <table:table-cell office:value-type="float" office:value="14.561157" calcext:value-type="float">
            <text:p>14,561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78906" calcext:value-type="float">
            <text:p>41,78906</text:p>
          </table:table-cell>
          <table:table-cell/>
          <table:table-cell table:formula="of:=SUM([.B108:.G108])" office:value-type="float" office:value="266.139267" calcext:value-type="float">
            <text:p>266,139267</text:p>
          </table:table-cell>
        </table:table-row>
        <table:table-row table:style-name="ro1">
          <table:table-cell office:value-type="string" calcext:value-type="string">
            <text:p>2023-01-07 17:53:41</text:p>
          </table:table-cell>
          <table:table-cell office:value-type="float" office:value="103.75" calcext:value-type="float">
            <text:p>103,75</text:p>
          </table:table-cell>
          <table:table-cell office:value-type="float" office:value="1.296875" calcext:value-type="float">
            <text:p>1,296875</text:p>
          </table:table-cell>
          <table:table-cell office:value-type="float" office:value="14.410851" calcext:value-type="float">
            <text:p>14,410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63672" calcext:value-type="float">
            <text:p>42,63672</text:p>
          </table:table-cell>
          <table:table-cell/>
          <table:table-cell table:formula="of:=SUM([.B109:.G109])" office:value-type="float" office:value="162.094446" calcext:value-type="float">
            <text:p>162,094446</text:p>
          </table:table-cell>
        </table:table-row>
        <table:table-row table:style-name="ro1">
          <table:table-cell office:value-type="string" calcext:value-type="string">
            <text:p>2023-01-07 17:53:40</text:p>
          </table:table-cell>
          <table:table-cell office:value-type="float" office:value="0.2539062" calcext:value-type="float">
            <text:p>0,25390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76099" calcext:value-type="float">
            <text:p>2,376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3516" calcext:value-type="float">
            <text:p>47,53516</text:p>
          </table:table-cell>
          <table:table-cell/>
          <table:table-cell table:formula="of:=SUM([.B110:.G110])" office:value-type="float" office:value="50.1807902" calcext:value-type="float">
            <text:p>50,1807902</text:p>
          </table:table-cell>
        </table:table-row>
        <table:table-row table:style-name="ro1">
          <table:table-cell office:value-type="string" calcext:value-type="string">
            <text:p>2023-01-07 17:53:39</text:p>
          </table:table-cell>
          <table:table-cell office:value-type="float" office:value="0.2539062" calcext:value-type="float">
            <text:p>0,25390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76099" calcext:value-type="float">
            <text:p>2,376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3516" calcext:value-type="float">
            <text:p>47,53516</text:p>
          </table:table-cell>
          <table:table-cell/>
          <table:table-cell table:formula="of:=SUM([.B111:.G111])" office:value-type="float" office:value="50.1807902" calcext:value-type="float">
            <text:p>50,1807902</text:p>
          </table:table-cell>
        </table:table-row>
        <table:table-row table:style-name="ro1">
          <table:table-cell office:value-type="string" calcext:value-type="string">
            <text:p>2023-01-07 17:53:38</text:p>
          </table:table-cell>
          <table:table-cell office:value-type="float" office:value="167.33594" calcext:value-type="float">
            <text:p>167,33594</text:p>
          </table:table-cell>
          <table:table-cell office:value-type="float" office:value="1.390625" calcext:value-type="float">
            <text:p>1,390625</text:p>
          </table:table-cell>
          <table:table-cell office:value-type="float" office:value="14.610374" calcext:value-type="float">
            <text:p>14,6103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9.66406" calcext:value-type="float">
            <text:p>49,66406</text:p>
          </table:table-cell>
          <table:table-cell/>
          <table:table-cell table:formula="of:=SUM([.B112:.G112])" office:value-type="float" office:value="235.000999" calcext:value-type="float">
            <text:p>235,000999</text:p>
          </table:table-cell>
        </table:table-row>
        <table:table-row table:style-name="ro1">
          <table:table-cell office:value-type="string" calcext:value-type="string">
            <text:p>2023-01-07 17:53:37</text:p>
          </table:table-cell>
          <table:table-cell office:value-type="float" office:value="19.03125" calcext:value-type="float">
            <text:p>19,03125</text:p>
          </table:table-cell>
          <table:table-cell office:value-type="float" office:value="0.625" calcext:value-type="float">
            <text:p>0,625</text:p>
          </table:table-cell>
          <table:table-cell office:value-type="float" office:value="6.057068" calcext:value-type="float">
            <text:p>6,057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06641" calcext:value-type="float">
            <text:p>51,06641</text:p>
          </table:table-cell>
          <table:table-cell/>
          <table:table-cell table:formula="of:=SUM([.B113:.G113])" office:value-type="float" office:value="76.779728" calcext:value-type="float">
            <text:p>76,779728</text:p>
          </table:table-cell>
        </table:table-row>
        <table:table-row table:style-name="ro1">
          <table:table-cell office:value-type="string" calcext:value-type="string">
            <text:p>2023-01-07 17:53:36</text:p>
          </table:table-cell>
          <table:table-cell office:value-type="float" office:value="0.2617188" calcext:value-type="float">
            <text:p>0,26171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75908" calcext:value-type="float">
            <text:p>2,375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03516" calcext:value-type="float">
            <text:p>51,03516</text:p>
          </table:table-cell>
          <table:table-cell/>
          <table:table-cell table:formula="of:=SUM([.B114:.G114])" office:value-type="float" office:value="53.6884118" calcext:value-type="float">
            <text:p>53,6884118</text:p>
          </table:table-cell>
        </table:table-row>
        <table:table-row table:style-name="ro1">
          <table:table-cell office:value-type="string" calcext:value-type="string">
            <text:p>2023-01-07 17:53:35</text:p>
          </table:table-cell>
          <table:table-cell office:value-type="float" office:value="0.2617188" calcext:value-type="float">
            <text:p>0,26171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75908" calcext:value-type="float">
            <text:p>2,375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03516" calcext:value-type="float">
            <text:p>51,03516</text:p>
          </table:table-cell>
          <table:table-cell/>
          <table:table-cell table:formula="of:=SUM([.B115:.G115])" office:value-type="float" office:value="53.6884118" calcext:value-type="float">
            <text:p>53,6884118</text:p>
          </table:table-cell>
        </table:table-row>
        <table:table-row table:style-name="ro1">
          <table:table-cell office:value-type="string" calcext:value-type="string">
            <text:p>2023-01-07 17:53:34</text:p>
          </table:table-cell>
          <table:table-cell office:value-type="float" office:value="0.2617188" calcext:value-type="float">
            <text:p>0,26171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75908" calcext:value-type="float">
            <text:p>2,375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03516" calcext:value-type="float">
            <text:p>51,03516</text:p>
          </table:table-cell>
          <table:table-cell/>
          <table:table-cell table:formula="of:=SUM([.B116:.G116])" office:value-type="float" office:value="53.6884118" calcext:value-type="float">
            <text:p>53,6884118</text:p>
          </table:table-cell>
        </table:table-row>
        <table:table-row table:style-name="ro1">
          <table:table-cell office:value-type="string" calcext:value-type="string">
            <text:p>2023-01-07 17:53:33</text:p>
          </table:table-cell>
          <table:table-cell office:value-type="float" office:value="0.2617188" calcext:value-type="float">
            <text:p>0,26171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75908" calcext:value-type="float">
            <text:p>2,375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03516" calcext:value-type="float">
            <text:p>51,03516</text:p>
          </table:table-cell>
          <table:table-cell/>
          <table:table-cell table:formula="of:=SUM([.B117:.G117])" office:value-type="float" office:value="53.6884118" calcext:value-type="float">
            <text:p>53,6884118</text:p>
          </table:table-cell>
        </table:table-row>
        <table:table-row table:style-name="ro1">
          <table:table-cell office:value-type="string" calcext:value-type="string">
            <text:p>2023-01-07 17:53:32</text:p>
          </table:table-cell>
          <table:table-cell office:value-type="float" office:value="0.2617188" calcext:value-type="float">
            <text:p>0,26171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75908" calcext:value-type="float">
            <text:p>2,375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03516" calcext:value-type="float">
            <text:p>51,03516</text:p>
          </table:table-cell>
          <table:table-cell/>
          <table:table-cell table:formula="of:=SUM([.B118:.G118])" office:value-type="float" office:value="53.6884118" calcext:value-type="float">
            <text:p>53,6884118</text:p>
          </table:table-cell>
        </table:table-row>
        <table:table-row table:style-name="ro1">
          <table:table-cell office:value-type="string" calcext:value-type="string">
            <text:p>2023-01-07 17:53:31</text:p>
          </table:table-cell>
          <table:table-cell office:value-type="float" office:value="0.2617188" calcext:value-type="float">
            <text:p>0,26171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75908" calcext:value-type="float">
            <text:p>2,375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03516" calcext:value-type="float">
            <text:p>51,03516</text:p>
          </table:table-cell>
          <table:table-cell/>
          <table:table-cell table:formula="of:=SUM([.B119:.G119])" office:value-type="float" office:value="53.6884118" calcext:value-type="float">
            <text:p>53,6884118</text:p>
          </table:table-cell>
        </table:table-row>
        <table:table-row table:style-name="ro1">
          <table:table-cell office:value-type="string" calcext:value-type="string">
            <text:p>2023-01-07 17:53:30</text:p>
          </table:table-cell>
          <table:table-cell office:value-type="float" office:value="0.2617188" calcext:value-type="float">
            <text:p>0,26171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75908" calcext:value-type="float">
            <text:p>2,375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03516" calcext:value-type="float">
            <text:p>51,03516</text:p>
          </table:table-cell>
          <table:table-cell/>
          <table:table-cell table:formula="of:=SUM([.B120:.G120])" office:value-type="float" office:value="53.6884118" calcext:value-type="float">
            <text:p>53,6884118</text:p>
          </table:table-cell>
        </table:table-row>
        <table:table-row table:style-name="ro1">
          <table:table-cell office:value-type="string" calcext:value-type="string">
            <text:p>2023-01-07 17:53:29</text:p>
          </table:table-cell>
          <table:table-cell office:value-type="float" office:value="0.2617188" calcext:value-type="float">
            <text:p>0,26171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75908" calcext:value-type="float">
            <text:p>2,375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03516" calcext:value-type="float">
            <text:p>51,03516</text:p>
          </table:table-cell>
          <table:table-cell/>
          <table:table-cell table:formula="of:=SUM([.B121:.G121])" office:value-type="float" office:value="53.6884118" calcext:value-type="float">
            <text:p>53,6884118</text:p>
          </table:table-cell>
        </table:table-row>
        <table:table-row table:style-name="ro1">
          <table:table-cell office:value-type="string" calcext:value-type="string">
            <text:p>2023-01-07 17:53:28</text:p>
          </table:table-cell>
          <table:table-cell office:value-type="float" office:value="0.2617188" calcext:value-type="float">
            <text:p>0,26171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75908" calcext:value-type="float">
            <text:p>2,375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03516" calcext:value-type="float">
            <text:p>51,03516</text:p>
          </table:table-cell>
          <table:table-cell/>
          <table:table-cell table:formula="of:=SUM([.B122:.G122])" office:value-type="float" office:value="53.6884118" calcext:value-type="float">
            <text:p>53,6884118</text:p>
          </table:table-cell>
        </table:table-row>
        <table:table-row table:style-name="ro1">
          <table:table-cell office:value-type="string" calcext:value-type="string">
            <text:p>2023-01-07 17:53:27</text:p>
          </table:table-cell>
          <table:table-cell office:value-type="float" office:value="144.93359" calcext:value-type="float">
            <text:p>144,93359</text:p>
          </table:table-cell>
          <table:table-cell office:value-type="float" office:value="1.1875" calcext:value-type="float">
            <text:p>1,1875</text:p>
          </table:table-cell>
          <table:table-cell office:value-type="float" office:value="14.375137" calcext:value-type="float">
            <text:p>14,37513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1.70312" calcext:value-type="float">
            <text:p>51,70312</text:p>
          </table:table-cell>
          <table:table-cell/>
          <table:table-cell table:formula="of:=SUM([.B123:.G123])" office:value-type="float" office:value="216.199347" calcext:value-type="float">
            <text:p>216,199347</text:p>
          </table:table-cell>
        </table:table-row>
        <table:table-row table:style-name="ro1">
          <table:table-cell office:value-type="string" calcext:value-type="string">
            <text:p>2023-01-07 17:53:26</text:p>
          </table:table-cell>
          <table:table-cell office:value-type="float" office:value="25.98047" calcext:value-type="float">
            <text:p>25,98047</text:p>
          </table:table-cell>
          <table:table-cell office:value-type="float" office:value="0.796875" calcext:value-type="float">
            <text:p>0,796875</text:p>
          </table:table-cell>
          <table:table-cell office:value-type="float" office:value="10.127014" calcext:value-type="float">
            <text:p>10,127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77734" calcext:value-type="float">
            <text:p>49,77734</text:p>
          </table:table-cell>
          <table:table-cell/>
          <table:table-cell table:formula="of:=SUM([.B124:.G124])" office:value-type="float" office:value="86.681699" calcext:value-type="float">
            <text:p>86,681699</text:p>
          </table:table-cell>
        </table:table-row>
        <table:table-row table:style-name="ro1">
          <table:table-cell office:value-type="string" calcext:value-type="string">
            <text:p>2023-01-07 17:53:25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66684" calcext:value-type="float">
            <text:p>2,36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5312" calcext:value-type="float">
            <text:p>46,45312</text:p>
          </table:table-cell>
          <table:table-cell/>
          <table:table-cell table:formula="of:=SUM([.B125:.G125])" office:value-type="float" office:value="49.0932415" calcext:value-type="float">
            <text:p>49,0932415</text:p>
          </table:table-cell>
        </table:table-row>
        <table:table-row table:style-name="ro1">
          <table:table-cell office:value-type="string" calcext:value-type="string">
            <text:p>2023-01-07 17:53:24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66684" calcext:value-type="float">
            <text:p>2,36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5312" calcext:value-type="float">
            <text:p>46,45312</text:p>
          </table:table-cell>
          <table:table-cell/>
          <table:table-cell table:formula="of:=SUM([.B126:.G126])" office:value-type="float" office:value="49.0932415" calcext:value-type="float">
            <text:p>49,0932415</text:p>
          </table:table-cell>
        </table:table-row>
        <table:table-row table:style-name="ro1">
          <table:table-cell office:value-type="string" calcext:value-type="string">
            <text:p>2023-01-07 17:53:23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66684" calcext:value-type="float">
            <text:p>2,36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5312" calcext:value-type="float">
            <text:p>46,45312</text:p>
          </table:table-cell>
          <table:table-cell/>
          <table:table-cell table:formula="of:=SUM([.B127:.G127])" office:value-type="float" office:value="49.0932415" calcext:value-type="float">
            <text:p>49,0932415</text:p>
          </table:table-cell>
        </table:table-row>
        <table:table-row table:style-name="ro1">
          <table:table-cell office:value-type="string" calcext:value-type="string">
            <text:p>2023-01-07 17:53:22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66684" calcext:value-type="float">
            <text:p>2,36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5312" calcext:value-type="float">
            <text:p>46,45312</text:p>
          </table:table-cell>
          <table:table-cell/>
          <table:table-cell table:formula="of:=SUM([.B128:.G128])" office:value-type="float" office:value="49.0932415" calcext:value-type="float">
            <text:p>49,0932415</text:p>
          </table:table-cell>
        </table:table-row>
        <table:table-row table:style-name="ro1">
          <table:table-cell office:value-type="string" calcext:value-type="string">
            <text:p>2023-01-07 17:53:21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66684" calcext:value-type="float">
            <text:p>2,36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5312" calcext:value-type="float">
            <text:p>46,45312</text:p>
          </table:table-cell>
          <table:table-cell/>
          <table:table-cell table:formula="of:=SUM([.B129:.G129])" office:value-type="float" office:value="49.0932415" calcext:value-type="float">
            <text:p>49,0932415</text:p>
          </table:table-cell>
        </table:table-row>
        <table:table-row table:style-name="ro1">
          <table:table-cell office:value-type="string" calcext:value-type="string">
            <text:p>2023-01-07 17:53:20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66684" calcext:value-type="float">
            <text:p>2,36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5312" calcext:value-type="float">
            <text:p>46,45312</text:p>
          </table:table-cell>
          <table:table-cell/>
          <table:table-cell table:formula="of:=SUM([.B130:.G130])" office:value-type="float" office:value="49.0932415" calcext:value-type="float">
            <text:p>49,0932415</text:p>
          </table:table-cell>
        </table:table-row>
        <table:table-row table:style-name="ro1">
          <table:table-cell office:value-type="string" calcext:value-type="string">
            <text:p>2023-01-07 17:53:19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66684" calcext:value-type="float">
            <text:p>2,36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5312" calcext:value-type="float">
            <text:p>46,45312</text:p>
          </table:table-cell>
          <table:table-cell/>
          <table:table-cell table:formula="of:=SUM([.B131:.G131])" office:value-type="float" office:value="49.0932415" calcext:value-type="float">
            <text:p>49,0932415</text:p>
          </table:table-cell>
        </table:table-row>
        <table:table-row table:style-name="ro1">
          <table:table-cell office:value-type="string" calcext:value-type="string">
            <text:p>2023-01-07 17:53:18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66684" calcext:value-type="float">
            <text:p>2,36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5312" calcext:value-type="float">
            <text:p>46,45312</text:p>
          </table:table-cell>
          <table:table-cell/>
          <table:table-cell table:formula="of:=SUM([.B132:.G132])" office:value-type="float" office:value="49.0932415" calcext:value-type="float">
            <text:p>49,0932415</text:p>
          </table:table-cell>
        </table:table-row>
        <table:table-row table:style-name="ro1">
          <table:table-cell office:value-type="string" calcext:value-type="string">
            <text:p>2023-01-07 17:53:17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66684" calcext:value-type="float">
            <text:p>2,36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5312" calcext:value-type="float">
            <text:p>46,45312</text:p>
          </table:table-cell>
          <table:table-cell/>
          <table:table-cell table:formula="of:=SUM([.B133:.G133])" office:value-type="float" office:value="49.0932415" calcext:value-type="float">
            <text:p>49,0932415</text:p>
          </table:table-cell>
        </table:table-row>
        <table:table-row table:style-name="ro1">
          <table:table-cell office:value-type="string" calcext:value-type="string">
            <text:p>2023-01-07 17:53:16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66684" calcext:value-type="float">
            <text:p>2,36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5312" calcext:value-type="float">
            <text:p>46,45312</text:p>
          </table:table-cell>
          <table:table-cell/>
          <table:table-cell table:formula="of:=SUM([.B134:.G134])" office:value-type="float" office:value="49.0932415" calcext:value-type="float">
            <text:p>49,0932415</text:p>
          </table:table-cell>
        </table:table-row>
        <table:table-row table:style-name="ro1">
          <table:table-cell office:value-type="string" calcext:value-type="string">
            <text:p>2023-01-07 17:53:15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66684" calcext:value-type="float">
            <text:p>2,36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5312" calcext:value-type="float">
            <text:p>46,45312</text:p>
          </table:table-cell>
          <table:table-cell/>
          <table:table-cell table:formula="of:=SUM([.B135:.G135])" office:value-type="float" office:value="49.0932415" calcext:value-type="float">
            <text:p>49,0932415</text:p>
          </table:table-cell>
        </table:table-row>
        <table:table-row table:style-name="ro1">
          <table:table-cell office:value-type="string" calcext:value-type="string">
            <text:p>2023-01-07 17:53:14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66684" calcext:value-type="float">
            <text:p>2,36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5312" calcext:value-type="float">
            <text:p>46,45312</text:p>
          </table:table-cell>
          <table:table-cell/>
          <table:table-cell table:formula="of:=SUM([.B136:.G136])" office:value-type="float" office:value="49.0932415" calcext:value-type="float">
            <text:p>49,0932415</text:p>
          </table:table-cell>
        </table:table-row>
        <table:table-row table:style-name="ro1">
          <table:table-cell office:value-type="string" calcext:value-type="string">
            <text:p>2023-01-07 17:53:13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66684" calcext:value-type="float">
            <text:p>2,36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5312" calcext:value-type="float">
            <text:p>46,45312</text:p>
          </table:table-cell>
          <table:table-cell/>
          <table:table-cell table:formula="of:=SUM([.B137:.G137])" office:value-type="float" office:value="49.0932415" calcext:value-type="float">
            <text:p>49,0932415</text:p>
          </table:table-cell>
        </table:table-row>
        <table:table-row table:style-name="ro1">
          <table:table-cell office:value-type="string" calcext:value-type="string">
            <text:p>2023-01-07 17:53:12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66684" calcext:value-type="float">
            <text:p>2,36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5312" calcext:value-type="float">
            <text:p>46,45312</text:p>
          </table:table-cell>
          <table:table-cell/>
          <table:table-cell table:formula="of:=SUM([.B138:.G138])" office:value-type="float" office:value="49.0932415" calcext:value-type="float">
            <text:p>49,0932415</text:p>
          </table:table-cell>
        </table:table-row>
        <table:table-row table:style-name="ro1">
          <table:table-cell office:value-type="string" calcext:value-type="string">
            <text:p>2023-01-07 17:53:11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66684" calcext:value-type="float">
            <text:p>2,36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5312" calcext:value-type="float">
            <text:p>46,45312</text:p>
          </table:table-cell>
          <table:table-cell/>
          <table:table-cell table:formula="of:=SUM([.B139:.G139])" office:value-type="float" office:value="49.0932415" calcext:value-type="float">
            <text:p>49,0932415</text:p>
          </table:table-cell>
        </table:table-row>
        <table:table-row table:style-name="ro1">
          <table:table-cell office:value-type="string" calcext:value-type="string">
            <text:p>2023-01-07 17:53:10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66684" calcext:value-type="float">
            <text:p>2,36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5312" calcext:value-type="float">
            <text:p>46,45312</text:p>
          </table:table-cell>
          <table:table-cell/>
          <table:table-cell table:formula="of:=SUM([.B140:.G140])" office:value-type="float" office:value="49.0932415" calcext:value-type="float">
            <text:p>49,0932415</text:p>
          </table:table-cell>
        </table:table-row>
        <table:table-row table:style-name="ro1">
          <table:table-cell office:value-type="string" calcext:value-type="string">
            <text:p>2023-01-07 17:53:09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66684" calcext:value-type="float">
            <text:p>2,36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5312" calcext:value-type="float">
            <text:p>46,45312</text:p>
          </table:table-cell>
          <table:table-cell/>
          <table:table-cell table:formula="of:=SUM([.B141:.G141])" office:value-type="float" office:value="49.0932415" calcext:value-type="float">
            <text:p>49,0932415</text:p>
          </table:table-cell>
        </table:table-row>
        <table:table-row table:style-name="ro1">
          <table:table-cell office:value-type="string" calcext:value-type="string">
            <text:p>2023-01-07 17:53:08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66684" calcext:value-type="float">
            <text:p>2,36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5312" calcext:value-type="float">
            <text:p>46,45312</text:p>
          </table:table-cell>
          <table:table-cell/>
          <table:table-cell table:formula="of:=SUM([.B142:.G142])" office:value-type="float" office:value="49.0932415" calcext:value-type="float">
            <text:p>49,0932415</text:p>
          </table:table-cell>
        </table:table-row>
        <table:table-row table:style-name="ro1">
          <table:table-cell office:value-type="string" calcext:value-type="string">
            <text:p>2023-01-07 17:53:07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66684" calcext:value-type="float">
            <text:p>2,36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5312" calcext:value-type="float">
            <text:p>46,45312</text:p>
          </table:table-cell>
          <table:table-cell/>
          <table:table-cell table:formula="of:=SUM([.B143:.G143])" office:value-type="float" office:value="49.0932415" calcext:value-type="float">
            <text:p>49,0932415</text:p>
          </table:table-cell>
        </table:table-row>
        <table:table-row table:style-name="ro1">
          <table:table-cell office:value-type="string" calcext:value-type="string">
            <text:p>2023-01-07 17:53:06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66684" calcext:value-type="float">
            <text:p>2,36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5312" calcext:value-type="float">
            <text:p>46,45312</text:p>
          </table:table-cell>
          <table:table-cell/>
          <table:table-cell table:formula="of:=SUM([.B144:.G144])" office:value-type="float" office:value="49.0932415" calcext:value-type="float">
            <text:p>49,0932415</text:p>
          </table:table-cell>
        </table:table-row>
        <table:table-row table:style-name="ro1">
          <table:table-cell office:value-type="string" calcext:value-type="string">
            <text:p>2023-01-07 17:53:05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66684" calcext:value-type="float">
            <text:p>2,36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5312" calcext:value-type="float">
            <text:p>46,45312</text:p>
          </table:table-cell>
          <table:table-cell/>
          <table:table-cell table:formula="of:=SUM([.B145:.G145])" office:value-type="float" office:value="49.0932415" calcext:value-type="float">
            <text:p>49,0932415</text:p>
          </table:table-cell>
        </table:table-row>
        <table:table-row table:style-name="ro1">
          <table:table-cell office:value-type="string" calcext:value-type="string">
            <text:p>2023-01-07 17:53:04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66684" calcext:value-type="float">
            <text:p>2,36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5312" calcext:value-type="float">
            <text:p>46,45312</text:p>
          </table:table-cell>
          <table:table-cell/>
          <table:table-cell table:formula="of:=SUM([.B146:.G146])" office:value-type="float" office:value="49.0932415" calcext:value-type="float">
            <text:p>49,0932415</text:p>
          </table:table-cell>
        </table:table-row>
        <table:table-row table:style-name="ro1">
          <table:table-cell office:value-type="string" calcext:value-type="string">
            <text:p>2023-01-07 17:53:03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66684" calcext:value-type="float">
            <text:p>2,36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5312" calcext:value-type="float">
            <text:p>46,45312</text:p>
          </table:table-cell>
          <table:table-cell/>
          <table:table-cell table:formula="of:=SUM([.B147:.G147])" office:value-type="float" office:value="49.0932415" calcext:value-type="float">
            <text:p>49,0932415</text:p>
          </table:table-cell>
        </table:table-row>
        <table:table-row table:style-name="ro1">
          <table:table-cell office:value-type="string" calcext:value-type="string">
            <text:p>2023-01-07 17:53:02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66684" calcext:value-type="float">
            <text:p>2,36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5312" calcext:value-type="float">
            <text:p>46,45312</text:p>
          </table:table-cell>
          <table:table-cell/>
          <table:table-cell table:formula="of:=SUM([.B148:.G148])" office:value-type="float" office:value="49.0932415" calcext:value-type="float">
            <text:p>49,0932415</text:p>
          </table:table-cell>
        </table:table-row>
        <table:table-row table:style-name="ro1">
          <table:table-cell office:value-type="string" calcext:value-type="string">
            <text:p>2023-01-07 17:53:01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66684" calcext:value-type="float">
            <text:p>2,36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5312" calcext:value-type="float">
            <text:p>46,45312</text:p>
          </table:table-cell>
          <table:table-cell/>
          <table:table-cell table:formula="of:=SUM([.B149:.G149])" office:value-type="float" office:value="49.0932415" calcext:value-type="float">
            <text:p>49,0932415</text:p>
          </table:table-cell>
        </table:table-row>
        <table:table-row table:style-name="ro1">
          <table:table-cell office:value-type="string" calcext:value-type="string">
            <text:p>2023-01-07 17:53:00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66684" calcext:value-type="float">
            <text:p>2,36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5312" calcext:value-type="float">
            <text:p>46,45312</text:p>
          </table:table-cell>
          <table:table-cell/>
          <table:table-cell table:formula="of:=SUM([.B150:.G150])" office:value-type="float" office:value="49.0932415" calcext:value-type="float">
            <text:p>49,0932415</text:p>
          </table:table-cell>
        </table:table-row>
        <table:table-row table:style-name="ro1">
          <table:table-cell office:value-type="string" calcext:value-type="string">
            <text:p>2023-01-07 17:52:59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66684" calcext:value-type="float">
            <text:p>2,36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5312" calcext:value-type="float">
            <text:p>46,45312</text:p>
          </table:table-cell>
          <table:table-cell/>
          <table:table-cell table:formula="of:=SUM([.B151:.G151])" office:value-type="float" office:value="49.0932415" calcext:value-type="float">
            <text:p>49,0932415</text:p>
          </table:table-cell>
        </table:table-row>
        <table:table-row table:style-name="ro1">
          <table:table-cell office:value-type="string" calcext:value-type="string">
            <text:p>2023-01-07 17:52:58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66684" calcext:value-type="float">
            <text:p>2,36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5312" calcext:value-type="float">
            <text:p>46,45312</text:p>
          </table:table-cell>
          <table:table-cell/>
          <table:table-cell table:formula="of:=SUM([.B152:.G152])" office:value-type="float" office:value="49.0932415" calcext:value-type="float">
            <text:p>49,0932415</text:p>
          </table:table-cell>
        </table:table-row>
        <table:table-row table:style-name="ro1">
          <table:table-cell office:value-type="string" calcext:value-type="string">
            <text:p>2023-01-07 17:52:57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66684" calcext:value-type="float">
            <text:p>2,36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5312" calcext:value-type="float">
            <text:p>46,45312</text:p>
          </table:table-cell>
          <table:table-cell/>
          <table:table-cell table:formula="of:=SUM([.B153:.G153])" office:value-type="float" office:value="49.0932415" calcext:value-type="float">
            <text:p>49,0932415</text:p>
          </table:table-cell>
        </table:table-row>
        <table:table-row table:style-name="ro1">
          <table:table-cell office:value-type="string" calcext:value-type="string">
            <text:p>2023-01-07 17:52:56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66684" calcext:value-type="float">
            <text:p>2,36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5312" calcext:value-type="float">
            <text:p>46,45312</text:p>
          </table:table-cell>
          <table:table-cell/>
          <table:table-cell table:formula="of:=SUM([.B154:.G154])" office:value-type="float" office:value="49.0932415" calcext:value-type="float">
            <text:p>49,0932415</text:p>
          </table:table-cell>
        </table:table-row>
        <table:table-row table:style-name="ro1">
          <table:table-cell office:value-type="string" calcext:value-type="string">
            <text:p>2023-01-07 17:52:55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66684" calcext:value-type="float">
            <text:p>2,36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5312" calcext:value-type="float">
            <text:p>46,45312</text:p>
          </table:table-cell>
          <table:table-cell/>
          <table:table-cell table:formula="of:=SUM([.B155:.G155])" office:value-type="float" office:value="49.0932415" calcext:value-type="float">
            <text:p>49,0932415</text:p>
          </table:table-cell>
        </table:table-row>
        <table:table-row table:style-name="ro1">
          <table:table-cell office:value-type="string" calcext:value-type="string">
            <text:p>2023-01-07 17:52:54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66684" calcext:value-type="float">
            <text:p>2,36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5312" calcext:value-type="float">
            <text:p>46,45312</text:p>
          </table:table-cell>
          <table:table-cell/>
          <table:table-cell table:formula="of:=SUM([.B156:.G156])" office:value-type="float" office:value="49.0932415" calcext:value-type="float">
            <text:p>49,0932415</text:p>
          </table:table-cell>
        </table:table-row>
        <table:table-row table:style-name="ro1">
          <table:table-cell office:value-type="string" calcext:value-type="string">
            <text:p>2023-01-07 17:52:53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66684" calcext:value-type="float">
            <text:p>2,36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5312" calcext:value-type="float">
            <text:p>46,45312</text:p>
          </table:table-cell>
          <table:table-cell/>
          <table:table-cell table:formula="of:=SUM([.B157:.G157])" office:value-type="float" office:value="49.0932415" calcext:value-type="float">
            <text:p>49,0932415</text:p>
          </table:table-cell>
        </table:table-row>
        <table:table-row table:style-name="ro1">
          <table:table-cell office:value-type="string" calcext:value-type="string">
            <text:p>2023-01-07 17:52:52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66684" calcext:value-type="float">
            <text:p>2,36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5312" calcext:value-type="float">
            <text:p>46,45312</text:p>
          </table:table-cell>
          <table:table-cell/>
          <table:table-cell table:formula="of:=SUM([.B158:.G158])" office:value-type="float" office:value="49.0932415" calcext:value-type="float">
            <text:p>49,0932415</text:p>
          </table:table-cell>
        </table:table-row>
        <table:table-row table:style-name="ro1">
          <table:table-cell office:value-type="string" calcext:value-type="string">
            <text:p>2023-01-07 17:52:51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66684" calcext:value-type="float">
            <text:p>2,36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5312" calcext:value-type="float">
            <text:p>46,45312</text:p>
          </table:table-cell>
          <table:table-cell/>
          <table:table-cell table:formula="of:=SUM([.B159:.G159])" office:value-type="float" office:value="49.0932415" calcext:value-type="float">
            <text:p>49,0932415</text:p>
          </table:table-cell>
        </table:table-row>
        <table:table-row table:style-name="ro1">
          <table:table-cell office:value-type="string" calcext:value-type="string">
            <text:p>2023-01-07 17:52:50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66684" calcext:value-type="float">
            <text:p>2,36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5312" calcext:value-type="float">
            <text:p>46,45312</text:p>
          </table:table-cell>
          <table:table-cell/>
          <table:table-cell table:formula="of:=SUM([.B160:.G160])" office:value-type="float" office:value="49.0932415" calcext:value-type="float">
            <text:p>49,0932415</text:p>
          </table:table-cell>
        </table:table-row>
        <table:table-row table:style-name="ro1">
          <table:table-cell office:value-type="string" calcext:value-type="string">
            <text:p>2023-01-07 17:52:49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66684" calcext:value-type="float">
            <text:p>2,36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5312" calcext:value-type="float">
            <text:p>46,45312</text:p>
          </table:table-cell>
          <table:table-cell/>
          <table:table-cell table:formula="of:=SUM([.B161:.G161])" office:value-type="float" office:value="49.0932415" calcext:value-type="float">
            <text:p>49,0932415</text:p>
          </table:table-cell>
        </table:table-row>
        <table:table-row table:style-name="ro1">
          <table:table-cell office:value-type="string" calcext:value-type="string">
            <text:p>2023-01-07 17:52:48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66684" calcext:value-type="float">
            <text:p>2,36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5312" calcext:value-type="float">
            <text:p>46,45312</text:p>
          </table:table-cell>
          <table:table-cell/>
          <table:table-cell table:formula="of:=SUM([.B162:.G162])" office:value-type="float" office:value="49.0932415" calcext:value-type="float">
            <text:p>49,0932415</text:p>
          </table:table-cell>
        </table:table-row>
        <table:table-row table:style-name="ro1">
          <table:table-cell office:value-type="string" calcext:value-type="string">
            <text:p>2023-01-07 17:52:47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66684" calcext:value-type="float">
            <text:p>2,36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5312" calcext:value-type="float">
            <text:p>46,45312</text:p>
          </table:table-cell>
          <table:table-cell/>
          <table:table-cell table:formula="of:=SUM([.B163:.G163])" office:value-type="float" office:value="49.0932415" calcext:value-type="float">
            <text:p>49,0932415</text:p>
          </table:table-cell>
        </table:table-row>
        <table:table-row table:style-name="ro1">
          <table:table-cell office:value-type="string" calcext:value-type="string">
            <text:p>2023-01-07 17:52:46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66684" calcext:value-type="float">
            <text:p>2,36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5312" calcext:value-type="float">
            <text:p>46,45312</text:p>
          </table:table-cell>
          <table:table-cell/>
          <table:table-cell table:formula="of:=SUM([.B164:.G164])" office:value-type="float" office:value="49.0932415" calcext:value-type="float">
            <text:p>49,0932415</text:p>
          </table:table-cell>
        </table:table-row>
        <table:table-row table:style-name="ro1">
          <table:table-cell office:value-type="string" calcext:value-type="string">
            <text:p>2023-01-07 17:52:45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66684" calcext:value-type="float">
            <text:p>2,36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5312" calcext:value-type="float">
            <text:p>46,45312</text:p>
          </table:table-cell>
          <table:table-cell/>
          <table:table-cell table:formula="of:=SUM([.B165:.G165])" office:value-type="float" office:value="49.0932415" calcext:value-type="float">
            <text:p>49,0932415</text:p>
          </table:table-cell>
        </table:table-row>
        <table:table-row table:style-name="ro1">
          <table:table-cell office:value-type="string" calcext:value-type="string">
            <text:p>2023-01-07 17:52:44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66684" calcext:value-type="float">
            <text:p>2,36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5312" calcext:value-type="float">
            <text:p>46,45312</text:p>
          </table:table-cell>
          <table:table-cell/>
          <table:table-cell table:formula="of:=SUM([.B166:.G166])" office:value-type="float" office:value="49.0932415" calcext:value-type="float">
            <text:p>49,0932415</text:p>
          </table:table-cell>
        </table:table-row>
        <table:table-row table:style-name="ro1">
          <table:table-cell office:value-type="string" calcext:value-type="string">
            <text:p>2023-01-07 17:52:43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66684" calcext:value-type="float">
            <text:p>2,36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5312" calcext:value-type="float">
            <text:p>46,45312</text:p>
          </table:table-cell>
          <table:table-cell/>
          <table:table-cell table:formula="of:=SUM([.B167:.G167])" office:value-type="float" office:value="49.0932415" calcext:value-type="float">
            <text:p>49,0932415</text:p>
          </table:table-cell>
        </table:table-row>
        <table:table-row table:style-name="ro1">
          <table:table-cell office:value-type="string" calcext:value-type="string">
            <text:p>2023-01-07 17:52:42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66684" calcext:value-type="float">
            <text:p>2,36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5312" calcext:value-type="float">
            <text:p>46,45312</text:p>
          </table:table-cell>
          <table:table-cell/>
          <table:table-cell table:formula="of:=SUM([.B168:.G168])" office:value-type="float" office:value="49.0932415" calcext:value-type="float">
            <text:p>49,0932415</text:p>
          </table:table-cell>
        </table:table-row>
        <table:table-row table:style-name="ro1">
          <table:table-cell office:value-type="string" calcext:value-type="string">
            <text:p>2023-01-07 17:52:41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66684" calcext:value-type="float">
            <text:p>2,36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5312" calcext:value-type="float">
            <text:p>46,45312</text:p>
          </table:table-cell>
          <table:table-cell/>
          <table:table-cell table:formula="of:=SUM([.B169:.G169])" office:value-type="float" office:value="49.0932415" calcext:value-type="float">
            <text:p>49,0932415</text:p>
          </table:table-cell>
        </table:table-row>
        <table:table-row table:style-name="ro1">
          <table:table-cell office:value-type="string" calcext:value-type="string">
            <text:p>2023-01-07 17:52:40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66684" calcext:value-type="float">
            <text:p>2,36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5312" calcext:value-type="float">
            <text:p>46,45312</text:p>
          </table:table-cell>
          <table:table-cell/>
          <table:table-cell table:formula="of:=SUM([.B170:.G170])" office:value-type="float" office:value="49.0932415" calcext:value-type="float">
            <text:p>49,0932415</text:p>
          </table:table-cell>
        </table:table-row>
        <table:table-row table:style-name="ro1">
          <table:table-cell office:value-type="string" calcext:value-type="string">
            <text:p>2023-01-07 17:52:39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66684" calcext:value-type="float">
            <text:p>2,36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5312" calcext:value-type="float">
            <text:p>46,45312</text:p>
          </table:table-cell>
          <table:table-cell/>
          <table:table-cell table:formula="of:=SUM([.B171:.G171])" office:value-type="float" office:value="49.0932415" calcext:value-type="float">
            <text:p>49,0932415</text:p>
          </table:table-cell>
        </table:table-row>
        <table:table-row table:style-name="ro1">
          <table:table-cell office:value-type="string" calcext:value-type="string">
            <text:p>2023-01-07 17:52:38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66684" calcext:value-type="float">
            <text:p>2,36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5312" calcext:value-type="float">
            <text:p>46,45312</text:p>
          </table:table-cell>
          <table:table-cell/>
          <table:table-cell table:formula="of:=SUM([.B172:.G172])" office:value-type="float" office:value="49.0932415" calcext:value-type="float">
            <text:p>49,0932415</text:p>
          </table:table-cell>
        </table:table-row>
        <table:table-row table:style-name="ro1">
          <table:table-cell office:value-type="string" calcext:value-type="string">
            <text:p>2023-01-07 17:52:37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66684" calcext:value-type="float">
            <text:p>2,36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5312" calcext:value-type="float">
            <text:p>46,45312</text:p>
          </table:table-cell>
          <table:table-cell/>
          <table:table-cell table:formula="of:=SUM([.B173:.G173])" office:value-type="float" office:value="49.0932415" calcext:value-type="float">
            <text:p>49,0932415</text:p>
          </table:table-cell>
        </table:table-row>
        <table:table-row table:style-name="ro1">
          <table:table-cell office:value-type="string" calcext:value-type="string">
            <text:p>2023-01-07 17:52:36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66684" calcext:value-type="float">
            <text:p>2,36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5312" calcext:value-type="float">
            <text:p>46,45312</text:p>
          </table:table-cell>
          <table:table-cell/>
          <table:table-cell table:formula="of:=SUM([.B174:.G174])" office:value-type="float" office:value="49.0932415" calcext:value-type="float">
            <text:p>49,0932415</text:p>
          </table:table-cell>
        </table:table-row>
        <table:table-row table:style-name="ro1">
          <table:table-cell office:value-type="string" calcext:value-type="string">
            <text:p>2023-01-07 17:52:35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66684" calcext:value-type="float">
            <text:p>2,36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5312" calcext:value-type="float">
            <text:p>46,45312</text:p>
          </table:table-cell>
          <table:table-cell/>
          <table:table-cell table:formula="of:=SUM([.B175:.G175])" office:value-type="float" office:value="49.0932415" calcext:value-type="float">
            <text:p>49,0932415</text:p>
          </table:table-cell>
        </table:table-row>
        <table:table-row table:style-name="ro1">
          <table:table-cell office:value-type="string" calcext:value-type="string">
            <text:p>2023-01-07 17:52:34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66684" calcext:value-type="float">
            <text:p>2,36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5312" calcext:value-type="float">
            <text:p>46,45312</text:p>
          </table:table-cell>
          <table:table-cell/>
          <table:table-cell table:formula="of:=SUM([.B176:.G176])" office:value-type="float" office:value="49.0932415" calcext:value-type="float">
            <text:p>49,0932415</text:p>
          </table:table-cell>
        </table:table-row>
        <table:table-row table:style-name="ro1">
          <table:table-cell office:value-type="string" calcext:value-type="string">
            <text:p>2023-01-07 17:52:33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66684" calcext:value-type="float">
            <text:p>2,36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5312" calcext:value-type="float">
            <text:p>46,45312</text:p>
          </table:table-cell>
          <table:table-cell/>
          <table:table-cell table:formula="of:=SUM([.B177:.G177])" office:value-type="float" office:value="49.0932415" calcext:value-type="float">
            <text:p>49,0932415</text:p>
          </table:table-cell>
        </table:table-row>
        <table:table-row table:style-name="ro1">
          <table:table-cell office:value-type="string" calcext:value-type="string">
            <text:p>2023-01-07 17:52:32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66684" calcext:value-type="float">
            <text:p>2,36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5312" calcext:value-type="float">
            <text:p>46,45312</text:p>
          </table:table-cell>
          <table:table-cell/>
          <table:table-cell table:formula="of:=SUM([.B178:.G178])" office:value-type="float" office:value="49.0932415" calcext:value-type="float">
            <text:p>49,0932415</text:p>
          </table:table-cell>
        </table:table-row>
        <table:table-row table:style-name="ro1">
          <table:table-cell office:value-type="string" calcext:value-type="string">
            <text:p>2023-01-07 17:52:31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66684" calcext:value-type="float">
            <text:p>2,36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5312" calcext:value-type="float">
            <text:p>46,45312</text:p>
          </table:table-cell>
          <table:table-cell/>
          <table:table-cell table:formula="of:=SUM([.B179:.G179])" office:value-type="float" office:value="49.0932415" calcext:value-type="float">
            <text:p>49,0932415</text:p>
          </table:table-cell>
        </table:table-row>
        <table:table-row table:style-name="ro1">
          <table:table-cell office:value-type="string" calcext:value-type="string">
            <text:p>2023-01-07 17:52:30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66684" calcext:value-type="float">
            <text:p>2,36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5312" calcext:value-type="float">
            <text:p>46,45312</text:p>
          </table:table-cell>
          <table:table-cell/>
          <table:table-cell table:formula="of:=SUM([.B180:.G180])" office:value-type="float" office:value="49.0932415" calcext:value-type="float">
            <text:p>49,0932415</text:p>
          </table:table-cell>
        </table:table-row>
        <table:table-row table:style-name="ro1">
          <table:table-cell office:value-type="string" calcext:value-type="string">
            <text:p>2023-01-07 17:52:29</text:p>
          </table:table-cell>
          <table:table-cell office:value-type="float" office:value="0.2578125" calcext:value-type="float">
            <text:p>0,2578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66684" calcext:value-type="float">
            <text:p>2,36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5312" calcext:value-type="float">
            <text:p>46,45312</text:p>
          </table:table-cell>
          <table:table-cell/>
          <table:table-cell table:formula="of:=SUM([.B181:.G181])" office:value-type="float" office:value="49.0932415" calcext:value-type="float">
            <text:p>49,0932415</text:p>
          </table:table-cell>
        </table:table-row>
      </table:table>
      <table:table table:name="Sheet2" table:style-name="ta1"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office:value-type="string" calcext:value-type="string">
            <text:p>sixth</text:p>
          </table:table-cell>
          <table:table-cell office:value-type="string" calcext:value-type="string">
            <text:p>seventh</text:p>
          </table:table-cell>
          <table:table-cell office:value-type="string" calcext:value-type="string">
            <text:p>eigth</text:p>
          </table:table-cell>
          <table:table-cell office:value-type="string" calcext:value-type="string">
            <text:p>ninth</text:p>
          </table:table-cell>
          <table:table-cell office:value-type="string" calcext:value-type="string">
            <text:p>tenth</text:p>
          </table:table-cell>
          <table:table-cell/>
          <table:table-cell office:value-type="string" calcext:value-type="string">
            <text:p>peak avg</text:p>
          </table:table-cell>
          <table:table-cell office:value-type="string" calcext:value-type="string">
            <text:p>peak:</text:p>
          </table:table-cell>
          <table:table-cell office:value-type="string" calcext:value-type="string">
            <text:p>avg of all data</text:p>
          </table:table-cell>
          <table:table-cell office:value-type="string" calcext:value-type="string">
            <text:p>avg of testdata</text:p>
          </table:table-cell>
        </table:table-row>
        <table:table-row table:style-name="ro1">
          <table:table-cell office:value-type="float" office:value="216.199347" calcext:value-type="float">
            <text:p>216,199347</text:p>
          </table:table-cell>
          <table:table-cell office:value-type="float" office:value="235.000999" calcext:value-type="float">
            <text:p>235,000999</text:p>
          </table:table-cell>
          <table:table-cell office:value-type="float" office:value="266.139267" calcext:value-type="float">
            <text:p>266,139267</text:p>
          </table:table-cell>
          <table:table-cell office:value-type="float" office:value="204.786334" calcext:value-type="float">
            <text:p>204,786334</text:p>
          </table:table-cell>
          <table:table-cell office:value-type="float" office:value="232.479753" calcext:value-type="float">
            <text:p>232,479753</text:p>
          </table:table-cell>
          <table:table-cell office:value-type="float" office:value="293.128716" calcext:value-type="float">
            <text:p>293,128716</text:p>
          </table:table-cell>
          <table:table-cell office:value-type="float" office:value="291.763524" calcext:value-type="float">
            <text:p>291,763524</text:p>
          </table:table-cell>
          <table:table-cell office:value-type="float" office:value="236.798628" calcext:value-type="float">
            <text:p>236,798628</text:p>
          </table:table-cell>
          <table:table-cell office:value-type="float" office:value="286.09597" calcext:value-type="float">
            <text:p>286,09597</text:p>
          </table:table-cell>
          <table:table-cell office:value-type="float" office:value="244.897689" calcext:value-type="float">
            <text:p>244,897689</text:p>
          </table:table-cell>
          <table:table-cell/>
          <table:table-cell table:formula="of:=AVERAGE([.A13];[.B13];[.C13];[.D13];[.E13];[.F13];[.G13];[.H13];[.I13];[.J13])" office:value-type="float" office:value="250.7290227" calcext:value-type="float">
            <text:p>250,7290227</text:p>
          </table:table-cell>
          <table:table-cell table:formula="of:=MAX([.A13:.J13])" office:value-type="float" office:value="293.128716" calcext:value-type="float">
            <text:p>293,128716</text:p>
          </table:table-cell>
          <table:table-cell/>
          <table:table-cell table:formula="of:=AVERAGE([.A2:.A5];[.B2:.B5];[.C2:.C5];[.D2:.D5];[.E2:.E5];[.F2:.F5];[.G2:.G5];[.H2:.H5];[.I2:.I5];[.J2:.J5])" office:value-type="float" office:value="199.369194684211" calcext:value-type="float">
            <text:p>199,369194684211</text:p>
          </table:table-cell>
        </table:table-row>
        <table:table-row table:style-name="ro1">
          <table:table-cell office:value-type="float" office:value="86.681699" calcext:value-type="float">
            <text:p>86,681699</text:p>
          </table:table-cell>
          <table:table-cell office:value-type="float" office:value="76.779728" calcext:value-type="float">
            <text:p>76,779728</text:p>
          </table:table-cell>
          <table:table-cell office:value-type="float" office:value="162.094446" calcext:value-type="float">
            <text:p>162,094446</text:p>
          </table:table-cell>
          <table:table-cell office:value-type="float" office:value="94.645863" calcext:value-type="float">
            <text:p>94,645863</text:p>
          </table:table-cell>
          <table:table-cell office:value-type="float" office:value="175.735648" calcext:value-type="float">
            <text:p>175,735648</text:p>
          </table:table-cell>
          <table:table-cell office:value-type="float" office:value="185.272306" calcext:value-type="float">
            <text:p>185,272306</text:p>
          </table:table-cell>
          <table:table-cell office:value-type="float" office:value="225.059668" calcext:value-type="float">
            <text:p>225,059668</text:p>
          </table:table-cell>
          <table:table-cell office:value-type="float" office:value="104.710169" calcext:value-type="float">
            <text:p>104,710169</text:p>
          </table:table-cell>
          <table:table-cell office:value-type="float" office:value="169.744945" calcext:value-type="float">
            <text:p>169,744945</text:p>
          </table:table-cell>
          <table:table-cell table:number-columns-repeated="6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10" office:value-type="string" calcext:value-type="string">
            <text:p>Average</text:p>
          </table:table-cell>
          <table:table-cell table:number-columns-repeated="5"/>
        </table:table-row>
        <table:table-row table:style-name="ro1">
          <table:table-cell table:formula="of:=AVERAGE([.A2:.A5])" office:value-type="float" office:value="151.440523" calcext:value-type="float">
            <text:p>151,440523</text:p>
          </table:table-cell>
          <table:table-cell table:formula="of:=AVERAGE([.B2:.B5])" office:value-type="float" office:value="155.8903635" calcext:value-type="float">
            <text:p>155,8903635</text:p>
          </table:table-cell>
          <table:table-cell table:formula="of:=AVERAGE([.C2:.C5])" office:value-type="float" office:value="214.1168565" calcext:value-type="float">
            <text:p>214,1168565</text:p>
          </table:table-cell>
          <table:table-cell table:formula="of:=AVERAGE([.D2:.D5])" office:value-type="float" office:value="149.7160985" calcext:value-type="float">
            <text:p>149,7160985</text:p>
          </table:table-cell>
          <table:table-cell table:formula="of:=AVERAGE([.E2:.E5])" office:value-type="float" office:value="204.1077005" calcext:value-type="float">
            <text:p>204,1077005</text:p>
          </table:table-cell>
          <table:table-cell table:formula="of:=AVERAGE([.F2:.F5])" office:value-type="float" office:value="239.200511" calcext:value-type="float">
            <text:p>239,200511</text:p>
          </table:table-cell>
          <table:table-cell table:formula="of:=AVERAGE([.G2:.G5])" office:value-type="float" office:value="258.411596" calcext:value-type="float">
            <text:p>258,411596</text:p>
          </table:table-cell>
          <table:table-cell table:formula="of:=AVERAGE([.H2:.H5])" office:value-type="float" office:value="170.7543985" calcext:value-type="float">
            <text:p>170,7543985</text:p>
          </table:table-cell>
          <table:table-cell table:formula="of:=AVERAGE([.I2:.I5])" office:value-type="float" office:value="227.9204575" calcext:value-type="float">
            <text:p>227,9204575</text:p>
          </table:table-cell>
          <table:table-cell table:formula="of:=AVERAGE([.J2:.J5])" office:value-type="float" office:value="244.897689" calcext:value-type="float">
            <text:p>244,897689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 office:value-type="string" calcext:value-type="string">
            <text:p>Peak</text:p>
          </table:table-cell>
          <table:table-cell table:number-columns-repeated="5"/>
        </table:table-row>
        <table:table-row table:style-name="ro1">
          <table:table-cell table:formula="of:=MAX([.A2:.A5])" office:value-type="float" office:value="216.199347" calcext:value-type="float">
            <text:p>216,199347</text:p>
          </table:table-cell>
          <table:table-cell table:formula="of:=MAX([.B2:.B5])" office:value-type="float" office:value="235.000999" calcext:value-type="float">
            <text:p>235,000999</text:p>
          </table:table-cell>
          <table:table-cell table:formula="of:=MAX([.C2:.C5])" office:value-type="float" office:value="266.139267" calcext:value-type="float">
            <text:p>266,139267</text:p>
          </table:table-cell>
          <table:table-cell table:formula="of:=MAX([.D2:.D5])" office:value-type="float" office:value="204.786334" calcext:value-type="float">
            <text:p>204,786334</text:p>
          </table:table-cell>
          <table:table-cell table:formula="of:=MAX([.E2:.E5])" office:value-type="float" office:value="232.479753" calcext:value-type="float">
            <text:p>232,479753</text:p>
          </table:table-cell>
          <table:table-cell table:formula="of:=MAX([.F2:.F5])" office:value-type="float" office:value="293.128716" calcext:value-type="float">
            <text:p>293,128716</text:p>
          </table:table-cell>
          <table:table-cell table:formula="of:=MAX([.G2:.G5])" office:value-type="float" office:value="291.763524" calcext:value-type="float">
            <text:p>291,763524</text:p>
          </table:table-cell>
          <table:table-cell table:formula="of:=MAX([.H2:.H5])" office:value-type="float" office:value="236.798628" calcext:value-type="float">
            <text:p>236,798628</text:p>
          </table:table-cell>
          <table:table-cell table:formula="of:=MAX([.I2:.I5])" office:value-type="float" office:value="286.09597" calcext:value-type="float">
            <text:p>286,09597</text:p>
          </table:table-cell>
          <table:table-cell table:formula="of:=MAX([.J2:.J5])" office:value-type="float" office:value="244.897689" calcext:value-type="float">
            <text:p>244,89768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Hind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6" number:min-decimal-places="6" number:min-integer-digits="1"/>
    </number:number-style>
    <number:number-style style:name="N107">
      <number:number number:decimal-places="0" number:min-decimal-places="0" number:min-integer-digits="7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9T19:37:53.520158812</meta:creation-date>
    <dc:date>2023-01-09T23:44:20.896879111</dc:date>
    <meta:editing-duration>PT5M16S</meta:editing-duration>
    <meta:editing-cycles>2</meta:editing-cycles>
    <meta:generator>LibreOffice/7.4.3.2$Linux_X86_64 LibreOffice_project/40$Build-2</meta:generator>
    <meta:document-statistic meta:table-count="2" meta:cell-count="1524" meta:object-count="0"/>
  </office:meta>
</office:document-meta>
</file>